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2" style:family="table">
      <style:table-properties style:width="6.6889in" fo:margin-left="0in" fo:margin-right="0.0042in" fo:margin-top="0.0785in" fo:margin-bottom="0.0826in" table:align="margins" style:may-break-between-rows="false"/>
    </style:style>
    <style:style style:name="Table222.A" style:family="table-column">
      <style:table-column-properties style:column-width="0.2889in" style:rel-column-width="2833*"/>
    </style:style>
    <style:style style:name="Table222.B" style:family="table-column">
      <style:table-column-properties style:column-width="1.1694in" style:rel-column-width="11455*"/>
    </style:style>
    <style:style style:name="Table222.C" style:family="table-column">
      <style:table-column-properties style:column-width="0.3354in" style:rel-column-width="3283*"/>
    </style:style>
    <style:style style:name="Table222.D" style:family="table-column">
      <style:table-column-properties style:column-width="1.3194in" style:rel-column-width="12927*"/>
    </style:style>
    <style:style style:name="Table222.E" style:family="table-column">
      <style:table-column-properties style:column-width="0.3708in" style:rel-column-width="3630*"/>
    </style:style>
    <style:style style:name="Table222.F" style:family="table-column">
      <style:table-column-properties style:column-width="1.4229in" style:rel-column-width="13942*"/>
    </style:style>
    <style:style style:name="Table222.G" style:family="table-column">
      <style:table-column-properties style:column-width="0.2778in" style:rel-column-width="2724*"/>
    </style:style>
    <style:style style:name="Table222.H" style:family="table-column">
      <style:table-column-properties style:column-width="1.5049in" style:rel-column-width="14741*"/>
    </style:style>
    <style:style style:name="Table222.1" style:family="table-row">
      <style:table-row-properties style:min-row-height="1.0049in"/>
    </style:style>
    <style:style style:name="Table222.A1" style:family="table-cell">
      <style:table-cell-properties fo:background-color="transparent" fo:padding="0in" fo:border="none">
        <style:background-image/>
      </style:table-cell-properties>
    </style:style>
    <style:style style:name="Table222.2" style:family="table-row">
      <style:table-row-properties style:min-row-height="0.2083in"/>
    </style:style>
    <style:style style:name="Table222.A2" style:family="table-cell" style:data-style-name="N0">
      <style:table-cell-properties fo:padding="0in" fo:border="none"/>
    </style:style>
    <style:style style:name="Table222.B2" style:family="table-cell">
      <style:table-cell-properties fo:padding="0in" fo:border="none"/>
    </style:style>
    <style:style style:name="Table222.3" style:family="table-row">
      <style:table-row-properties style:min-row-height="0.2208in"/>
    </style:style>
    <style:style style:name="Table222.4" style:family="table-row">
      <style:table-row-properties style:min-row-height="0.1958in"/>
    </style:style>
    <style:style style:name="Table223" style:family="table">
      <style:table-properties style:width="6.6931in" fo:margin-top="0in" fo:margin-bottom="0.125in" table:align="margins" style:may-break-between-rows="false"/>
    </style:style>
    <style:style style:name="Table223.A" style:family="table-column">
      <style:table-column-properties style:column-width="0.2785in" style:rel-column-width="2726*"/>
    </style:style>
    <style:style style:name="Table223.B" style:family="table-column">
      <style:table-column-properties style:column-width="1.1556in" style:rel-column-width="11314*"/>
    </style:style>
    <style:style style:name="Table223.C" style:family="table-column">
      <style:table-column-properties style:column-width="0.2326in" style:rel-column-width="2277*"/>
    </style:style>
    <style:style style:name="Table223.D" style:family="table-column">
      <style:table-column-properties style:column-width="1.5444in" style:rel-column-width="15122*"/>
    </style:style>
    <style:style style:name="Table223.E" style:family="table-column">
      <style:table-column-properties style:column-width="0.3674in" style:rel-column-width="3597*"/>
    </style:style>
    <style:style style:name="Table223.F" style:family="table-column">
      <style:table-column-properties style:column-width="1.4396in" style:rel-column-width="14095*"/>
    </style:style>
    <style:style style:name="Table223.G" style:family="table-column">
      <style:table-column-properties style:column-width="0.3618in" style:rel-column-width="3542*"/>
    </style:style>
    <style:style style:name="Table223.H" style:family="table-column">
      <style:table-column-properties style:column-width="1.3139in" style:rel-column-width="12862*"/>
    </style:style>
    <style:style style:name="Table223.1" style:family="table-row">
      <style:table-row-properties style:min-row-height="0.809in"/>
    </style:style>
    <style:style style:name="Table223.A1" style:family="table-cell">
      <style:table-cell-properties fo:padding="0.0382in" fo:border="none"/>
    </style:style>
    <style:style style:name="Table223.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text-align="start" style:justify-single-word="false"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text-align="end" style:justify-single-word="false" fo:keep-together="always" fo:orphans="0" fo:widows="0" style:page-number="auto"/>
      <style:text-properties fo:font-size="14pt"/>
    </style:style>
    <style:style style:name="P13" style:family="paragraph" style:parent-style-name="OOoTableText">
      <style:paragraph-properties fo:text-align="start" style:justify-single-word="false"/>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text-align="start" style:justify-single-word="false"/>
      <style:text-properties fo:font-weight="normal"/>
    </style:style>
    <style:style style:name="P16" style:family="paragraph" style:parent-style-name="OOoTextBody">
      <style:paragraph-properties fo:text-align="start" style:justify-single-word="false"/>
    </style:style>
    <style:style style:name="P17" style:family="paragraph" style:parent-style-name="OOoTextBody">
      <style:paragraph-properties>
        <style:tab-stops/>
      </style:paragraph-properties>
      <style:text-properties fo:font-style="normal" style:font-style-asian="normal" style:font-style-complex="normal"/>
    </style:style>
    <style:style style:name="P18" style:family="paragraph" style:parent-style-name="OOoTextBody">
      <style:paragraph-properties fo:text-align="end" style:justify-single-word="false"/>
      <style:text-properties fo:font-size="14pt"/>
    </style:style>
    <style:style style:name="P19" style:family="paragraph" style:parent-style-name="OOoTableText_28_Caption_29_">
      <style:paragraph-properties fo:margin-left="0.0783in" fo:margin-right="0in" fo:text-indent="0in" style:auto-text-indent="false"/>
    </style:style>
    <style:style style:name="P20" style:family="paragraph" style:parent-style-name="OOoTextBody_5f_ListIntro">
      <style:text-properties fo:font-weight="normal"/>
    </style:style>
    <style:style style:name="P21" style:family="paragraph" style:parent-style-name="OOoTextBody_5f_ListIntro">
      <style:paragraph-properties loext:contextual-spacing="false" fo:margin-top="0in" fo:margin-bottom="0in"/>
    </style:style>
    <style:style style:name="P22" style:family="paragraph" style:parent-style-name="OOoFigureCaption">
      <style:paragraph-properties loext:contextual-spacing="false" fo:margin-top="0in" fo:margin-bottom="0in"/>
    </style:style>
    <style:style style:name="P23" style:family="paragraph" style:parent-style-name="OOoTextBody_5f_ListIntro" style:master-page-name="">
      <style:paragraph-properties loext:contextual-spacing="false" fo:margin-top="0.0783in" fo:margin-bottom="0.0429in" style:page-number="auto"/>
    </style:style>
    <style:style style:name="P24" style:family="paragraph" style:parent-style-name="OOoTextBody_5f_ListIntro">
      <style:paragraph-properties loext:contextual-spacing="false" fo:margin-top="0.1181in" fo:margin-bottom="0.0429in"/>
    </style:style>
    <style:style style:name="P25" style:family="paragraph" style:parent-style-name="OOoFigureCaption">
      <style:paragraph-properties fo:text-align="start" style:justify-single-word="false"/>
      <style:text-properties style:font-size-asian="10pt" style:font-size-complex="10pt"/>
    </style:style>
    <style:style style:name="P26" style:family="paragraph" style:parent-style-name="OOoFigureCaption">
      <style:paragraph-properties fo:text-align="start" style:justify-single-word="false"/>
    </style:style>
    <style:style style:name="P27" style:family="paragraph" style:parent-style-name="OOoFigureCaption">
      <style:paragraph-properties fo:text-align="center" style:justify-single-word="false"/>
    </style:style>
    <style:style style:name="P28" style:family="paragraph" style:parent-style-name="OOoFigure">
      <style:text-properties fo:font-weight="normal" style:font-weight-asian="normal" style:font-weight-complex="normal"/>
    </style:style>
    <style:style style:name="P29" style:family="paragraph" style:parent-style-name="OOoFigure">
      <style:paragraph-properties loext:contextual-spacing="false" fo:margin-top="0.0827in" fo:margin-bottom="0.161in"/>
    </style:style>
    <style:style style:name="P30" style:family="paragraph" style:parent-style-name="OOoFigure">
      <style:paragraph-properties loext:contextual-spacing="false" fo:margin-top="0.0429in" fo:margin-bottom="0.0827in"/>
    </style:style>
    <style:style style:name="P31" style:family="paragraph" style:parent-style-name="Table_20_Contents">
      <style:text-properties fo:font-size="14pt"/>
    </style:style>
    <style:style style:name="P32" style:family="paragraph" style:parent-style-name="OOoTextBody">
      <style:paragraph-properties loext:contextual-spacing="false" fo:margin-top="0in" fo:margin-bottom="0.0783in"/>
    </style:style>
    <style:style style:name="P33" style:family="paragraph" style:parent-style-name="OOoHeading_20_3">
      <style:paragraph-properties loext:contextual-spacing="false" fo:margin-top="0.0866in" fo:margin-bottom="0.0429in"/>
    </style:style>
    <style:style style:name="P34" style:family="paragraph" style:parent-style-name="OOoHeading_20_2" style:master-page-name="">
      <style:paragraph-properties style:page-number="auto" fo:keep-with-next="always"/>
    </style:style>
    <style:style style:name="P35" style:family="paragraph" style:parent-style-name="OOoHeading_20_2">
      <style:paragraph-properties loext:contextual-spacing="false" fo:margin-top="0.0752in" fo:margin-bottom="0.0827in"/>
    </style:style>
    <style:style style:name="P36" style:family="paragraph" style:parent-style-name="OOoHeading_20_2" style:master-page-name="">
      <style:paragraph-properties loext:contextual-spacing="false" fo:margin-top="0.0752in" fo:margin-bottom="0.0429in" style:page-number="auto"/>
    </style:style>
    <style:style style:name="P37" style:family="paragraph" style:parent-style-name="OOoHeading_20_2">
      <style:paragraph-properties loext:contextual-spacing="false" fo:margin-top="0.1138in" fo:margin-bottom="0in"/>
    </style:style>
    <style:style style:name="P38" style:family="paragraph" style:parent-style-name="OOoNum_20_123_20_Start" style:list-style-name="OOoNum_20_123"/>
    <style:style style:name="P39" style:family="paragraph" style:parent-style-name="OOoNum_20_123_20_Start" style:master-page-name="">
      <style:paragraph-properties style:page-number="auto" fo:keep-with-next="always"/>
    </style:style>
    <style:style style:name="P40" style:family="paragraph" style:parent-style-name="OOoNum_20_123_20_Start" style:master-page-name="">
      <style:paragraph-properties style:page-number="auto" fo:keep-with-next="always"/>
      <style:text-properties fo:font-weight="normal"/>
    </style:style>
    <style:style style:name="P41" style:family="paragraph" style:parent-style-name="OOoNum_20_123_20_Cont." style:list-style-name="OOoNum_20_123"/>
    <style:style style:name="P42" style:family="paragraph" style:parent-style-name="OOoNum_20_123_20_Cont." style:master-page-name="">
      <style:paragraph-properties fo:keep-together="always" fo:orphans="0" fo:widows="0" style:page-number="auto"/>
    </style:style>
    <style:style style:name="P43" style:family="paragraph" style:parent-style-name="OOoNum_20_123_20_End" style:list-style-name="OOoNum_20_123"/>
    <style:style style:name="P44" style:family="paragraph" style:parent-style-name="OOoList_5f_TextBody_5f_L1" style:list-style-name="OOoNum_20_123"/>
    <style:style style:name="P45" style:family="paragraph" style:parent-style-name="OOoTextBody_5f_ListIntro" style:list-style-name="OOoNum_20_123">
      <style:paragraph-properties>
        <style:tab-stops/>
      </style:paragraph-properties>
    </style:style>
    <style:style style:name="P46" style:family="paragraph" style:parent-style-name="OOoHeading_20_0" style:master-page-name="OOoPageStyle">
      <style:paragraph-properties loext:contextual-spacing="false" fo:margin-top="1.9689in" fo:margin-bottom="0.5902in" style:page-number="auto"/>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style:font-name="DejaVu Serif" fo:font-size="11pt" fo:language="en" fo:country="US"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8975268582530915106"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6">This chapter covers images and diagrams.</text:p>
      <text:p text:style-name="P16">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6">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16">When the image is in a file stored on the computer, you can insert it into an AOO document using either of the following methods.</text:p>
      <text:h text:style-name="P33" text:outline-level="4"><text:soft-page-break/><text:alphabetical-index-mark text:string-value="drag and drop"/>Drag and Drop</text:h>
      <text:list xml:id="list6189373704822432051"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33" text:outline-level="4"><text:alphabetical-index-mark-start text:id="IMark62840884"/>Insert Picture Dialog<text:alphabetical-index-mark-end text:id="IMark62840884"/></text:h>
      <text:list xml:id="list33445581" text:continue-list="list6189373704822432051" text:style-name="OOoNum_20_123">
        <text:list-item text:start-value="1">
          <text:p text:style-name="P39">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41">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43">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3">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9"><draw:frame draw:style-name="fr1" draw:name="Frame241" text:anchor-type="as-char" svg:width="6.6661in" draw:z-index="0"><draw:text-box fo:min-height="3.2402in"><text:p text:style-name="P22"><draw:frame draw:style-name="fr8" draw:name="graphics372" text:anchor-type="as-char" svg:width="6.6654in" svg:height="2.9173in" draw:z-index="25"><draw:image xlink:href="Pictures/100000000000036800000191C7141501.png" xlink:type="simple" xlink:show="embed" xlink:actuate="onLoad"/></draw:frame></text:p><text:p text:style-name="P22">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3457715" text:continue-list="list8975268582530915106"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3476534" text:continue-list="list33445581"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rame242" text:anchor-type="as-char" svg:width="6in" draw:z-index="26"><draw:text-box fo:min-height="2.7311in"><text:p text:style-name="OOoFigureCaption"><draw:frame draw:style-name="fr8" draw:name="graphics373" text:anchor-type="as-char" svg:width="6in" svg:height="2.6728in" draw:z-index="27"><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20">Using the clipboard, you can copy images into an AOO document from another AOO document and from other programs. To do this:</text:p>
      <text:list xml:id="list33461822" text:continue-list="list33476534"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ontro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ontro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2634in" svg:width="0.4307in" svg:height="0.398in" draw:z-index="28"><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6"><text:span text:style-name="T1">If a </text:span><text:alphabetical-index-mark text:string-value="scanned" text:key1="images"/><text:alphabetical-index-mark-start text:id="IMark62841700"/>scanner<text:alphabetical-index-mark-end text:id="IMark62841700"/><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5">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6"><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21"><text:soft-page-break/>To insert an object:</text:p>
      <text:list xml:id="list33463241" text:continue-list="list33461822" text:style-name="OOoNum_20_123">
        <text:list-item text:start-value="1">
          <text:p text:style-name="P38">Choose the Gallery deck in the <text:span text:style-name="T6">Sidebar</text:span> or the menu <text:span text:style-name="OOoMenuPath">Tools &gt; Gallery</text:span> or click the Gallery icon <draw:frame draw:style-name="fr10" draw:name="graphics375" text:anchor-type="as-char" svg:y="-0.2417in" svg:width="0.2756in" svg:height="0.2756in" draw:z-index="29"><draw:image xlink:href="Pictures/100002010000001A0000001AB5E09851.png" xlink:type="simple" xlink:show="embed" xlink:actuate="onLoad"/></draw:frame> on the Standard toolbar (in Writer and Calc) or the Drawing toolbar (in Impress and Draw).</text:p>
        </text:list-item>
        <text:list-item>
          <text:p text:style-name="P38">Select a theme.</text:p>
        </text:list-item>
        <text:list-item>
          <text:p text:style-name="P41">Select an object with a single click.</text:p>
        </text:list-item>
        <text:list-item>
          <text:p text:style-name="P41">Drag and drop the image into the document. (See <text:sequence-ref text:reference-format="category-and-value" text:ref-name="refFigure2">Figure 3</text:sequence-ref>.)</text:p>
        </text:list-item>
        <text:list-item>
          <text:p text:style-name="P44">You can also right-click on the object and choose <text:span text:style-name="OOoMenuPath">Insert &gt; Copy</text:span>.</text:p>
        </text:list-item>
      </text:list>
      <text:p text:style-name="P28"><draw:frame draw:style-name="fr3" draw:name="Frame243" text:anchor-type="as-char" svg:width="6.6665in" draw:z-index="30"><draw:text-box fo:min-height="4.2819in"><text:p text:style-name="OOoFigureCaption"><draw:frame draw:style-name="fr11" draw:name="graphics376" text:anchor-type="as-char" svg:width="6.6626in" svg:height="3.8701in" draw:z-index="31"><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23"><text:alphabetical-index-mark text:string-value="linking object from gallery"/>To insert an object as a link:</text:p>
      <text:list xml:id="list33454471" text:continue-list="list33463241"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45"><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OOoMenuPath"><text:span text:style-name="T14">or</text:span></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5">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62841700" text:key1="Gallery"/><text:alphabetical-index-mark-start text:id="IMark62842852"/><text:span text:style-name="T2">themes</text:span><text:alphabetical-index-mark-end text:id="IMark62842852"/><text:alphabetical-index-mark-end text:id="IMark62841700"/><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rame244" text:anchor-type="as-char" svg:width="6.6264in" draw:z-index="32"><draw:text-box fo:min-height="2.861in"><text:p text:style-name="Figure"><draw:frame draw:style-name="fr12" draw:name="graphics377" text:anchor-type="as-char" svg:width="6.6264in" svg:height="2.5563in" draw:z-index="33"><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9">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4" text:outline-level="3"><text:soft-page-break/><text:alphabetical-index-mark text:string-value="adding objects" text:key1="Gallery"/>Adding Objects to the Gallery</text:h>
      <text:p text:style-name="P5"><text:span text:style-name="T1">You may wish to add to the Gallery any images that you use frequently, for example, a company logo</text:span>. You can then ver<text:span text:style-name="T1">y easily insert these graphics into a document later.</text:span></text:p>
      <text:p text:style-name="P15">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3450378" text:continue-list="list33454471" text:style-name="OOoNum_20_123">
        <text:list-item text:start-value="1">
          <text:p text:style-name="P40">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rame245" text:anchor-type="as-char" svg:width="6.6528in" draw:z-index="23"><draw:text-box fo:min-height="4.3827in"><text:p text:style-name="OOoFigureCaption"><draw:g text:anchor-type="as-char" svg:y="-1.1252in" draw:z-index="24" draw:name="Shape23" draw:style-name="gr1"><draw:frame draw:style-name="gr2" draw:text-style-name="P47" svg:width="1.935in" svg:height="1.548in" svg:x="0in" svg:y="0.0004in"><draw:image xlink:href="Pictures/10000000000000D4000000AEA7523A06.png" xlink:type="simple" xlink:show="embed" xlink:actuate="onLoad"><text:p/></draw:image></draw:frame><draw:frame draw:style-name="gr2" draw:text-style-name="P47" svg:width="4.865in" svg:height="3.5512in" svg:x="1.7437in" svg:y="0.5346in"><draw:image xlink:href="Pictures/10000000000002150000018F9949C39D.png" xlink:type="simple" xlink:show="embed" xlink:actuate="onLoad"><text:p/></draw:image></draw:frame></draw:g>Figure <text:sequence text:ref-name="refFigure4" text:name="Figure" text:formula="ooow:Figure+1" style:num-format="1">5</text:sequence>. Gallery Properties dialog</text:p></draw:text-box></draw:frame></text:p>
      <text:list xml:id="list33473497"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3"><text:span text:style-name="OOoStrongEmphasis">Method 2</text:span> (drag and drop)</text:p>
      <text:p text:style-name="P7">You can drag and drop an image into the Gallery from a document.</text:p>
      <text:list xml:id="list33466276" text:continue-list="list33473497"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42"><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33460391" text:continue-list="list33466276"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33461046" text:continue-list="list33460391"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3465024" text:continue-list="list33461046"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4">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4">In a work group, you may have access to a shared Gallery (where you cannot change the contents unless authorized to do so) and a user Gallery, where you can add, change, or delete objects.</text:p>
      <text:p text:style-name="P14">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7">Gallery contents provided with AOO are stored in a different location. You cannot change this location.</text:p>
      <text:h text:style-name="OOoHeading_20_1" text:outline-level="2"><text:soft-page-break/>Creating an Image Map</text:h>
      <text:p text:style-name="P11">An <text:alphabetical-index-mark-start text:id="IMark62841220"/>image map<text:alphabetical-index-mark-end text:id="IMark62841220"/>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3455793" text:continue-list="list33465024" text:style-name="OOoNum_20_123">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2917in" svg:height="0.2917in" draw:z-index="34"><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3" draw:name="graphics379" text:anchor-type="as-char" svg:width="0.2917in" svg:height="0.2917in" draw:z-index="35"><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5.5402in" draw:z-index="36"><draw:text-box fo:min-height="3.7937in"><text:p text:style-name="OOoFigureCaption"><draw:frame draw:style-name="fr14" draw:name="Afbeeldingen1" text:anchor-type="paragraph" svg:width="5.5402in" svg:height="4.2634in" draw:z-index="37"><draw:image xlink:href="Pictures/100002010000031600000260617E1F1E.png" xlink:type="simple" xlink:show="embed" xlink:actuate="onLoad"/></draw:frame></text:p><text:p text:style-name="OOoFigureCaption">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p>
      <text:list xml:id="list33462969" text:continue-list="list33457715"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3458470"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1">You can use Apache OpenOffice’s <text:alphabetical-index-mark-start text:id="IMark62841172"/>drawing tools<text:alphabetical-index-mark-end text:id="IMark62841172"/>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3472975" text:continue-list="list33458470"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 </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5" draw:name="graphics381" text:anchor-type="as-char" svg:y="-0.6571in" svg:width="5.2437in" svg:height="0.7984in" draw:z-index="38"><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19">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19">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19">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19">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19">Line</text:p>
          </table:table-cell>
          <table:table-cell table:style-name="Table222.A2" office:value-type="float" office:value="6">
            <text:p text:style-name="OOOTableText_28_CaptionNumber_29_">6</text:p>
          </table:table-cell>
          <table:table-cell table:style-name="Table222.B2" office:value-type="string">
            <text:p text:style-name="P19">Text</text:p>
          </table:table-cell>
          <table:table-cell table:style-name="Table222.A2" office:value-type="float" office:value="10">
            <text:p text:style-name="OOOTableText_28_CaptionNumber_29_">10</text:p>
          </table:table-cell>
          <table:table-cell table:style-name="Table222.B2" office:value-type="string">
            <text:p text:style-name="P19">Block arrows</text:p>
          </table:table-cell>
          <table:table-cell table:style-name="Table222.A2" office:value-type="float" office:value="14">
            <text:p text:style-name="OOOTableText_28_CaptionNumber_29_">14</text:p>
          </table:table-cell>
          <table:table-cell table:style-name="Table222.B2" office:value-type="string">
            <text:p text:style-name="P19">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19">Rectangle</text:p>
          </table:table-cell>
          <table:table-cell table:style-name="Table222.A2" office:value-type="float" office:value="7">
            <text:p text:style-name="OOOTableText_28_CaptionNumber_29_">7</text:p>
          </table:table-cell>
          <table:table-cell table:style-name="Table222.B2" office:value-type="string">
            <text:p text:style-name="P19">Callouts</text:p>
          </table:table-cell>
          <table:table-cell table:style-name="Table222.A2" office:value-type="float" office:value="11">
            <text:p text:style-name="OOOTableText_28_CaptionNumber_29_">11</text:p>
          </table:table-cell>
          <table:table-cell table:style-name="Table222.B2" office:value-type="string">
            <text:p text:style-name="P19">Flowcharts</text:p>
          </table:table-cell>
          <table:table-cell table:style-name="Table222.A2" office:value-type="float" office:value="15">
            <text:p text:style-name="OOOTableText_28_CaptionNumber_29_">15</text:p>
          </table:table-cell>
          <table:table-cell table:style-name="Table222.B2" office:value-type="string">
            <text:p text:style-name="P19">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19">Ellipse</text:p>
          </table:table-cell>
          <table:table-cell table:style-name="Table222.A2" office:value-type="float" office:value="8">
            <text:p text:style-name="OOOTableText_28_CaptionNumber_29_">8</text:p>
          </table:table-cell>
          <table:table-cell table:style-name="Table222.B2" office:value-type="string">
            <text:p text:style-name="P19">Basic Shapes</text:p>
          </table:table-cell>
          <table:table-cell table:style-name="Table222.A2" office:value-type="float" office:value="12">
            <text:p text:style-name="OOOTableText_28_CaptionNumber_29_">12</text:p>
          </table:table-cell>
          <table:table-cell table:style-name="Table222.B2" office:value-type="string">
            <text:p text:style-name="P19">Callouts</text:p>
          </table:table-cell>
          <table:table-cell table:style-name="Table222.A2" office:value-type="float" office:value="16">
            <text:p text:style-name="OOOTableText_28_CaptionNumber_29_">16</text:p>
          </table:table-cell>
          <table:table-cell table:style-name="Table222.B2" office:value-type="string">
            <text:p text:style-name="P19">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19">Extrusion On/Off</text:p>
          </table:table-cell>
        </table:table-row>
        <table:table-row>
          <table:table-cell table:style-name="Table222.B2" table:number-columns-spanned="8" office:value-type="string">
            <text:p text:style-name="P25">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4">To use a drawing tool:</text:p>
      <text:list xml:id="list33450824" text:continue-list="list33455793" text:style-name="OOoNum_20_123">
        <text:list-item text:start-value="1">
          <text:p text:style-name="P39">Click in the document where you want the drawing to be anchored. You can change the anchor later, if necessary.</text:p>
        </text:list-item>
        <text:list-item>
          <text:p text:style-name="OOoNum_20_123_20_Cont.">Choose the tool from the <text:alphabetical-index-mark-start text:id="IMark61832132"/>Drawing toolbar<text:alphabetical-index-mark-end text:id="IMark61832132"/> (<text:sequence-ref text:reference-format="category-and-value" text:ref-name="refFigure6">Figure 7</text:sequence-ref>). The mouse pointer changes to a drawing-functions pointer <draw:frame draw:style-name="fr12" draw:name="graphics382" text:anchor-type="as-char" svg:width="0.302in" svg:height="0.2811in" draw:z-index="39"><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62843236"/>Drawing Object Properties toolbar<text:alphabetical-index-mark-end text:id="IMark62843236"/>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62843236" text:key1="drawing objects"/>Properties<text:alphabetical-index-mark-end text:id="IMark62843236"/> for Drawing Objects</text:h>
      <text:p text:style-name="OOoTextBody_5f_ListIntro">To set the properties for a drawing object before you draw it:</text:p>
      <text:list xml:id="list33462066" text:continue-list="list33450824"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ue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7.011in" svg:height="0.6772in" draw:z-index="40"><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26">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3452921" text:continue-list="list33462066"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3453265" text:continue-list="list33452921"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 </text:p>
      <text:h text:style-name="P35"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5" text:outline-level="3"><text:alphabetical-index-mark text:string-value="grouping" text:key1="drawing objects"/>Grouping Drawing Objects</text:h>
      <text:p text:style-name="OOoTextBody_5f_ListIntro">To group drawing objects:</text:p>
      <text:list xml:id="list33475779" text:continue-list="list33453265"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4">With Fontwork you can create graphical text art objects to make your work more attractive. There are many different settings for text art objects (line, area, position, size, and more), so you have a many choices. You will surely find one that fits your document.</text:p>
      <text:p text:style-name="OOoTextBody">Fontwork is available with each component of AOO, but you will notice small differences in the way that each component displays it.</text:p>
      <text:h text:style-name="P36" text:outline-level="3">The Fontwork <text:alphabetical-index-mark text:string-value="toolbar" text:key1="Fontwork"/><text:alphabetical-index-mark text:string-value="Fontwork" text:key1="toolbars"/>Toolbars</text:h>
      <text:p text:style-name="P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0"><draw:frame draw:style-name="fr5" draw:name="Frame247" text:anchor-type="as-char" svg:width="2.9362in" draw:z-index="1"><draw:text-box fo:min-height="0.8043in"><text:p text:style-name="P27"><draw:frame draw:style-name="fr13" draw:name="graphics386" text:anchor-type="as-char" svg:width="1.9689in" svg:height="0.552in" draw:z-index="2"><draw:image xlink:href="Pictures/10000000000000BD0000003573AE926F.png" xlink:type="simple" xlink:show="embed" xlink:actuate="onLoad"/></draw:frame></text:p><text:p text:style-name="P27">Figure <text:sequence text:ref-name="refFigure8" text:name="Figure" text:formula="ooow:Figure+1" style:num-format="1">9</text:sequence>. The floating Fontwork toolbar</text:p></draw:text-box></draw:frame></text:p>
      <text:list xml:id="list33461873" text:continue-list="list33472975"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37" text:outline-level="3"><text:alphabetical-index-mark text:string-value="creating an object" text:key1="Fontwork"/>Creating a Fontwork object</text:h>
      <text:list xml:id="list33445027" text:continue-list="list33475779" text:style-name="OOoNum_20_123">
        <text:list-item text:start-value="1">
          <text:p text:style-name="OOoNum_20_123_20_Start">On the Drawing or Fontwork toolbar, click the Fontwork Gallery icon <draw:frame draw:style-name="fr16" draw:name="graphics388"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rame248" text:anchor-type="as-char" svg:width="5.6827in" draw:z-index="4"><draw:text-box fo:min-height="3.8429in"><text:p text:style-name="OOoFigureCaption"><draw:frame draw:style-name="fr17" draw:name="graphics389"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3446263" text:continue-numbering="true" text:style-name="OOoNum_20_123">
        <text:list-item>
          <text:p text:style-name="OOoNum_20_123_20_Cont."><text:soft-page-break/>In the Fontwork <text:alphabetical-index-mark-start text:id="IMark158491888" text:key1="Fontwork"/>Gallery<text:alphabetical-index-mark-end text:id="IMark158491888"/>,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2.6327in" draw:z-index="6"><draw:text-box fo:min-height="1.7673in"><text:p text:style-name="OOoFigureCaption"><draw:frame draw:style-name="fr12" draw:name="graphics390"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3462825"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62202100" text:key1="Fontwork"/>Toolbar<text:alphabetical-index-mark-end text:id="IMark62202100"/></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1"><draw:frame draw:style-name="fr18" draw:name="graphics391"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8"><draw:frame draw:style-name="fr2" draw:name="Frame250" text:anchor-type="as-char" svg:width="2.3681in" draw:z-index="9"><draw:text-box fo:min-height="2.7091in"><text:p text:style-name="OOoFigure"><draw:frame draw:style-name="fr13" draw:name="graphics392" text:anchor-type="as-char" svg:width="2.0728in" svg:height="2.2291in" draw:z-index="1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1"><draw:frame draw:style-name="fr19" draw:name="graphics394" text:anchor-type="as-char" svg:width="0.4602in" svg:height="0.4602in" draw:z-index="11"><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3.9654in" draw:z-index="12"><draw:text-box fo:min-height="1.3638in"><text:p text:style-name="OOoFigureCaption"><draw:frame draw:style-name="fr13" draw:name="graphics396" text:anchor-type="as-char" svg:width="3.698in" svg:height="1.0236in" draw:z-index="13"><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1"><draw:frame draw:style-name="fr20" draw:name="graphics397" text:anchor-type="as-char" svg:width="0.3335in" svg:height="0.3335in" draw:z-index="14"><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2"><draw:frame draw:style-name="fr21" draw:name="graphics398" text:anchor-type="as-char" svg:y="-1.8445in" svg:width="1.4709in" svg:height="1.8909in" draw:z-index="15"><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1"><draw:frame draw:style-name="fr20" draw:name="graphics399" text:anchor-type="as-char" svg:width="0.3335in" svg:height="0.3335in" draw:z-index="16"><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8"><draw:frame draw:style-name="fr13" draw:name="graphics400" text:anchor-type="as-char" svg:width="1.4457in" svg:height="1.928in" draw:z-index="17"><draw:image xlink:href="Pictures/1000000000000081000000AC0E07ED20.png" xlink:type="simple" xlink:show="embed" xlink:actuate="onLoad"/></draw:frame></text:p>
          </table:table-cell>
        </table:table-row>
      </table:table>
      <text:h text:style-name="OOoHeading_20_3" text:outline-level="4">Using the <text:alphabetical-index-mark-start text:id="IMark62202100" text:key1="Fontwork"/>Formatting Toolbar<text:alphabetical-index-mark-end text:id="IMark62202100"/></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rame252" text:anchor-type="as-char" svg:y="-3.4846in" svg:width="6.6909in" draw:z-index="18"><draw:text-box fo:min-height="3.8874in"><text:p text:style-name="OOoFigureCaption"><draw:frame draw:style-name="fr13" draw:name="graphics401" text:anchor-type="as-char" svg:width="6.6909in" svg:height="3.622in" draw:z-index="19"><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6"><text:reference-mark-start text:name="Line options dialog"/><text:alphabetical-index-mark text:string-value="line options" text:key1="Fontwork"/>Line options<text:reference-mark-end text:name="Line options dialog"/></text:p>
      <text:p text:style-name="P10"><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4"><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3457033" text:continue-list="list33461873"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oft-page-break/><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2"><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3471609" text:continue-list="list33457033"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3.3102in" draw:z-index="20"><draw:text-box fo:min-height="1.7311in"><text:p text:style-name="Figure"><draw:frame draw:style-name="fr13" draw:name="graphics402" text:anchor-type="as-char" svg:width="3.3102in" svg:height="1.5028in" draw:z-index="21"><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1"><draw:frame draw:style-name="fr13" draw:name="graphics403" text:anchor-type="as-char" svg:width="2.4898in" svg:height="1.6772in" draw:z-index="22"><draw:image xlink:href="Pictures/10000000000000EF000000A163023C3D.png" xlink:type="simple" xlink:show="embed" xlink:actuate="onLoad"/></draw:frame></text:p>
          </table:table-cell>
        </table:table-row>
      </table:table>
      <text:p text:style-name="P17">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text:page-number></text:p>
      </style:footer>
      <style:footer-left>
        <text:p text:style-name="OOoFooter"><text:page-number text:select-page="current">2</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5-18T13:22:33.27</dc:date>
    <dc:creator>Keith McKenna</dc:creator>
    <meta:editing-duration>PT7H5M1S</meta:editing-duration>
    <meta:editing-cycles>43</meta:editing-cycles>
    <meta:generator>OpenOffice/4.1.12$Win32 OpenOffice.org_project/4112m1$Build-9809</meta:generator>
    <meta:document-statistic meta:table-count="14" meta:image-count="27" meta:object-count="0" meta:page-count="18" meta:paragraph-count="360" meta:word-count="5411" meta:character-count="3009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